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2083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49" table:default-cell-style-name="Default"/>
        <table:table-row table:style-name="ro1">
          <table:table-cell table:style-name="ce1" office:value-type="string">
            <text:p>Vertically repeating section: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3" office:value-type="string">
            <text:p>One</text:p>
          </table:table-cell>
          <table:table-cell table:style-name="ce3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3" office:value-type="string">
            <text:p>Two</text:p>
          </table:table-cell>
          <table:table-cell table:style-name="ce3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Default"/>
          <table:table-cell table:style-name="ce3" office:value-type="string">
            <text:p>Three</text:p>
          </table:table-cell>
          <table:table-cell table:style-name="ce3"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1" office:value-type="string">
            <text:p>This works:</text:p>
          </table:table-cell>
          <table:table-cell table:number-columns-repeated="255"/>
        </table:table-row>
        <table:table-row table:style-name="ro1">
          <table:table-cell office:value-type="string">
            <text:p>Aggregate entire column</text:p>
          </table:table-cell>
          <table:table-cell table:formula="of:=SUM([.C2:.C4])" office:value-type="float" office:value="6">
            <text:p>6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his is an error:</text:p>
          </table:table-cell>
          <table:table-cell table:number-columns-repeated="255"/>
        </table:table-row>
        <table:table-row table:style-name="ro1">
          <table:table-cell office:value-type="string">
            <text:p>No aggregation</text:p>
          </table:table-cell>
          <table:table-cell table:formula="of:=[.C2]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Not entire column (end bad)</text:p>
          </table:table-cell>
          <table:table-cell table:formula="of:=SUM([.C2:.C3])" office:value-type="float" office:value="3">
            <text:p>3</text:p>
          </table:table-cell>
          <table:table-cell table:number-columns-repeated="254"/>
        </table:table-row>
        <table:table-row table:style-name="ro1">
          <table:table-cell office:value-type="string">
            <text:p>Not entire column (start bad)</text:p>
          </table:table-cell>
          <table:table-cell table:formula="of:=SUM([.C3:.C4])" office:value-type="float" office:value="5">
            <text:p>5</text:p>
          </table:table-cell>
          <table:table-cell table:number-columns-repeated="254"/>
        </table:table-row>
        <table:table-row table:style-name="ro1">
          <table:table-cell office:value-type="string">
            <text:p>Not entire column (both bad)</text:p>
          </table:table-cell>
          <table:table-cell table:formula="of:=SUM([.C3:.C3])" office:value-type="float" office:value="2">
            <text:p>2</text:p>
          </table:table-cell>
          <table:table-cell table:number-columns-repeated="254"/>
        </table:table-row>
        <table:table-row table:style-name="ro1">
          <table:table-cell office:value-type="string">
            <text:p>Not entire column (single cell)</text:p>
          </table:table-cell>
          <table:table-cell table:formula="of:=SUM([.C3])" office:value-type="float" office:value="2">
            <text:p>2</text:p>
          </table:table-cell>
          <table:table-cell table:number-columns-repeated="254"/>
        </table:table-row>
      </table:table>
      <table:named-expressions>
        <table:named-range table:name="BadRange1" table:base-cell-address="$Sheet1.$A$1" table:cell-range-address="$Sheet1.$B$11"/>
        <table:named-range table:name="BadRange2" table:base-cell-address="$Sheet1.$A$1" table:cell-range-address="$Sheet1.$B$12"/>
        <table:named-range table:name="BadRange3" table:base-cell-address="$Sheet1.$A$1" table:cell-range-address="$Sheet1.$B$13"/>
        <table:named-range table:name="BadRange4" table:base-cell-address="$Sheet1.$A$1" table:cell-range-address="$Sheet1.$B$14"/>
        <table:named-range table:name="BadRef" table:base-cell-address="$Sheet1.$A$1" table:cell-range-address="$Sheet1.$B$10"/>
        <table:named-range table:name="GoodRef" table:base-cell-address="$Sheet1.$A$1" table:cell-range-address="$Sheet1.$B$7"/>
        <table:named-range table:name="Name" table:base-cell-address="$Sheet1.$A$1" table:cell-range-address="$Sheet1.$B$2:.$B$4"/>
        <table:named-range table:name="Section" table:base-cell-address="$Sheet1.$A$1" table:cell-range-address="$Sheet1.$B$2:.$C$4"/>
        <table:named-range table:name="Value" table:base-cell-address="$Sheet1.$A$1" table:cell-range-address="$Sheet1.$C$2: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12-15T12:24:36</meta:creation-date>
    <dc:date>2008-03-19T15:40:07</dc:date>
    <meta:editing-cycles>0</meta:editing-cycles>
    <meta:editing-duration>PT0S</meta:editing-duration>
    <meta:document-statistic meta:table-count="1" meta:cell-count="23" meta:object-count="0"/>
    <meta:user-defined meta:name="Info 1"/>
    <meta:user-defined meta:name="Info 2"/>
    <meta:user-defined meta:name="Info 3"/>
    <meta:user-defined meta:name="Info 4"/>
  </office:meta>
</office:document-meta>
</file>